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22">
      <style:paragraph-properties fo:margin-left="1.251cm" fo:margin-right="0cm" fo:text-indent="0cm" style:auto-text-indent="false"/>
    </style:style>
    <style:style style:name="P78" style:family="paragraph" style:parent-style-name="Text_20_body" style:list-style-name="L27">
      <style:paragraph-properties fo:margin-left="1.251cm" fo:margin-right="0cm" fo:text-indent="0cm" style:auto-text-indent="false"/>
    </style:style>
    <style:style style:name="P79" style:family="paragraph" style:parent-style-name="Text_20_body" style:list-style-name="L33">
      <style:paragraph-properties fo:margin-left="2.205cm" fo:margin-right="0cm" fo:text-indent="0cm" style:auto-text-indent="false"/>
    </style:style>
    <style:style style:name="P80" style:family="paragraph" style:parent-style-name="Corps_20_de_20_texte.Paragraph" style:list-style-name="L22">
      <style:paragraph-properties fo:margin-left="1.251cm" fo:margin-right="0cm" fo:text-indent="0cm" style:auto-text-indent="false"/>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0.10.0.oxt&#13;&#13;06.05.2020 13:22: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1"/>
      <text:p text:style-name="P32">Extension Compiler</text:p>
      <text:p text:style-name="TitreDoc">Description and Tool for</text:p>
      <text:p text:style-name="TitreDoc">tools eExtension : <text:file-name text:display="name">Sav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90172536008652990" text:style-name="L1">
        <text:list-item>
          <text:p text:style-name="P44">Basic macros with add-on buttons and / or menus (just like the old Add-On concept)</text:p>
        </text:list-item>
        <text:list-item>
          <text:p text:style-name="P44">Java, JavaScript, Beanshell, Python based scripts with add-on buttons and / or menus</text:p>
        </text:list-item>
        <text:list-item>
          <text:p text:style-name="P44">Only a script library or dialog library without any addition or change in buttons or menu </text:p>
        </text:list-item>
        <text:list-item>
          <text:p text:style-name="P44">Configuration files, including changes (mergings) in existing menus and toolbars</text:p>
        </text:list-item>
        <text:list-item>
          <text:p text:style-name="P44">Extensions containing Uno components</text:p>
        </text:list-item>
        <text:list-item>
          <text:p text:style-name="P44">Extensions using libraries in native computer language.</text:p>
        </text:list-item>
        <text:list-item>
          <text:p text:style-name="P44">Or a mix of the elements above.</text:p>
        </text:list-item>
        <text:list-item>
          <text:p text:style-name="P44">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165824274197179268" text:style-name="L2">
        <text:list-item>
          <text:p text:style-name="P45">Version 2.1.2 :</text:p>
        </text:list-item>
      </text:list>
      <text:list xml:id="list274305507937292790" text:style-name="L3">
        <text:list-item>
          <text:list>
            <text:list-item>
              <text:p text:style-name="P46">Localized help : resolved non-functional hyperlink due to API incompatibility introduced by Apache OpenOffice 4.1 (and LibreOffice 4.0).</text:p>
            </text:list-item>
          </text:list>
        </text:list-item>
      </text:list>
      <text:list xml:id="list33448479" text:continue-list="list9165824274197179268" text:style-name="L2">
        <text:list-item>
          <text:p text:style-name="P45">Version 2.1.1 :</text:p>
        </text:list-item>
      </text:list>
      <text:list xml:id="list8009454118178809945" text:style-name="L4">
        <text:list-item>
          <text:list>
            <text:list-item>
              <text:p text:style-name="P47">Documentation chapter 3.7.10 <text:span text:style-name="InstructionMacro">setMergePoint</text:span>, the list of commands for Arg2 was incorrect.</text:p>
            </text:list-item>
            <text:list-item>
              <text:p text:style-name="P47">Example in module Template7 had an incorrect argument Arg3 in <text:span text:style-name="InstructionMacro">setMergePoint</text:span>.</text:p>
            </text:list-item>
            <text:list-item>
              <text:p text:style-name="P47">When creating an hyperlink in a help page, the keyword (internal, external, etc) is now recognized in any character case.</text:p>
            </text:list-item>
            <text:list-item>
              <text:p text:style-name="P47">Creation of localized help, hyperlink to an existing OpenOffice help page : the address of a help page displayed by the macro was incorrect when the page was found by a help search.</text:p>
            </text:list-item>
          </text:list>
        </text:list-item>
      </text:list>
      <text:list xml:id="list33442724" text:continue-list="list33448479" text:style-name="L2">
        <text:list-item>
          <text:p text:style-name="P45">Version 2.1.0 :</text:p>
        </text:list-item>
      </text:list>
      <text:list xml:id="list5366151892034200427" text:style-name="L5">
        <text:list-item>
          <text:list>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item>
      </text:list>
      <text:list xml:id="list33427828" text:continue-list="list33442724" text:style-name="L2">
        <text:list-item>
          <text:p text:style-name="P45">Version 2.0.0 :</text:p>
        </text:list-item>
      </text:list>
      <text:list xml:id="list3184020144098342544" text:style-name="L6">
        <text:list-item>
          <text:list>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item>
      </text:list>
      <text:list xml:id="list33454619" text:continue-list="list33427828" text:style-name="L2">
        <text:list-item>
          <text:p text:style-name="P45">Version 1.5.3 :</text:p>
        </text:list-item>
      </text:list>
      <text:list xml:id="list1507192572850420584" text:style-name="L7">
        <text:list-item>
          <text:list>
            <text:list-item>
              <text:p text:style-name="P50">Help pages containing an hyperlink to an OpenOffice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94269931385008966" text:style-name="L8">
        <text:list-item>
          <text:p text:style-name="P51">Basic library Standard, Module1 : your instruction inside the Sub myExtension</text:p>
        </text:list-item>
        <text:list-item>
          <text:p text:style-name="P51"><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1">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231842785786398461" text:style-name="L9">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24528266701137624" text:style-name="L10">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43793695162723507" text:style-name="L11">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81465825164397356" text:style-name="L12">
        <text:list-item text:start-value="1">
          <text:p text:style-name="P55">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528213544234515" text:style-name="L13">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6683293857414486495" text:style-name="L14">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96097061672238323" text:style-name="L15">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24236013384098479" text:style-name="L16">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526126730099383793" text:style-name="L17">
        <text:list-item>
          <text:p text:style-name="P60">Arg1 : <text:span text:style-name="InstructionMacro">String</text:span> : mandatory, type of control used for the button</text:p>
        </text:list-item>
      </text:list>
      <text:list xml:id="list6274121938659575487" text:style-name="L18">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55482107193657433" text:style-name="L19">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936836937031794817" text:style-name="L20">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61388869400583204" text:style-name="L21">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627069279951316683" text:style-name="L22">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50718879610435365" text:style-name="L23">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9297729432245620" text:style-name="L24">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1846434988261545"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48706843934846586" text:style-name="L26">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636178357386986910" text:style-name="L27">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61958568091674086" text:style-name="L28">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60159571379062289" text:style-name="L29">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770870566230720469" text:style-name="L30">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783099740257935840" text:style-name="L31">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033600719579445032" text:style-name="L32">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23780349759068805"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46973633958217635" text:style-name="L34">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Sav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7 - Write document data back to an yWriter project. </text:p>
      <text:p text:style-name="P40"><text:soft-page-break/></text:p>
      <text:p text:style-name="descrLang"><text:bookmark-start text:name="__RefHeading__78156_325084090"/>Description de<text:bookmark-end text:name="__RefHeading__78156_325084090"/></text:p>
      <text:p text:style-name="descrText">SaveYw7 - Dokumentdaten in ein yWriter-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64794536513652677" text:style-name="L35">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682407233758901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397729372241596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933674234307604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4270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680350639060168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56790383119607183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91976232461218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7</dc:date>
     <text:p>internal</text:p>
     <text:p>Page2</text:p>
     <text:p/>
    </office:annotation>Paragraph styles</text:p>
      <text:p text:style-name="P28"><office:annotation>
     <dc:creator>BM</dc:creator>
     <dc:date>2008-03-13T00:00:00.57</dc:date>
     <text:p>internal</text:p>
     <text:p>Page7</text:p>
     <text:p/>
    </office:annotation>Hyperlinks</text:p>
      <text:p text:style-name="hlp_5f_paragraph"><text:span text:style-name="T14"><office:annotation>
      <dc:creator>BM</dc:creator>
      <dc:date>2008-03-13T00:00:00.57</dc:date>
      <text:p>internal</text:p>
      <text:p>Page3</text:p>
      <text:p/>
     </office:annotation></text:span><text:span text:style-name="T14">Text formatting</text:span></text:p>
      <text:p text:style-name="P28"><office:annotation>
     <dc:creator>BM</dc:creator>
     <dc:date>2008-03-26T00:00:00.5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8</dc:date>
     <text:p>external</text:p>
     <text:p>text/swriter/main0210.xhp</text:p>
     <text:p/>
    </office:annotation><text:span text:style-name="T14">Preview topic</text:span> </text:p>
      <text:p text:style-name="hlp_5f_paragraph">This hyperlink displays <text:s/><office:annotation>
     <dc:creator>BM</dc:creator>
     <dc:date>2008-03-15T00:00:00.5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436123" text:continue-list="list16682407233758901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425282" text:continue-list="list334270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8</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59</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59</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3449919" text:continue-list="list3343612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5" meta:character-count="8181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 "0.10.0") ' fill with your values
  setExtensionDescription("en, de")
  setDisplayName("en", "SaveYw - Write document data back to an yWriter project.")
  setDisplayName("de", "SaveYw - Dokumentdaten in ein yWriter-Projekt zurückschreiben.")
  setTooltip("en, de", "en") ' deprecated ! starting from 3.1,use instead setExtensionDescription
endDescription  


beginAnnexes 
  useLibrary("Basic", "SaveYw/")
endAnnexes

beginAddonUI

  beginAddonMenu

    beginMenu
      beginTitles
	    setTitle("SaveYw", "en")
        setTitle("SaveYw", "de")
      endTitles

      beginMenuItems
   
		beginCommand
            beginTitles("Writer")
		 	    setTitle("Save to yWriter", "en")
		        setTitle("In yWriter speichern", "de")
            endTitles
            setURL("Basic", "SaveYw", "OdtYw", "Main")
			setImage("icons/yWriter")
		endCommand
		
		beginCommand
            beginTitles("Calc")
		 	    setTitle("Save to yWriter", "en")
		        setTitle("In yWriter speichern", "de")
            endTitles
            setURL("Basic", "SaveYw", "OdsYw", "Main")
			setImage("icons/yWriter")
		endCommand
		
	endMenuItems
  endMenu

endAddonMenu

beginOfficeToolbar

    beginTbTitles("Writer")
      setTitle("Save to yWriter")
    endTbTitles

		beginButton()
            beginTitles("Writer")
 	   			setTitle("Save to yWriter", "en")
		    	setTitle("yWriter speichern", "de")
            endTitles
            setURL("Basic", "SaveYw", "OdtYw", "Main")
			setImage("icons/yWriter")
		endButton    

endOfficeToolbar

beginOfficeToolbar
		
    beginTbTitles("Calc")
      setTitle("Save to yWriter")
    endTbTitles

		beginButton()
            beginTitles("Calc")
 	   			setTitle("Save to yWriter", "en")
		    	setTitle("yWriter speichern", "de")
            endTitles
            setURL("Basic", "Sav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